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12" table:default-cell-style-name="ce3"/>
        <table:table-column table:style-name="co7" table:visibility="collapse" table:default-cell-style-name="ce3"/>
        <table:table-column table:style-name="co1" table:default-cell-style-name="ce3"/>
        <table:table-column table:style-name="co7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/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:.S2])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7"/>
          <table:table-cell table:formula="of:=SUM([.C3:.S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formula="of:=SUM([.C4:.S4]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5:.S5])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7"/>
          <table:table-cell table:formula="of:=SUM([.C6:.S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formula="of:=SUM([.C7:.S7])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SUM([.C8:.S8])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table:formula="of:=SUM([.C9:.S9]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0:.S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1:.S11])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7"/>
          <table:table-cell table:formula="of:=SUM([.C12:.S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7"/>
          <table:table-cell table:formula="of:=SUM([.C13:.S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7"/>
          <table:table-cell table:formula="of:=SUM([.C14:.S14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5:.S15]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7"/>
          <table:table-cell table:formula="of:=SUM([.C16:.S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7:.S17])"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8:.S18])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19:.S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7"/>
          <table:table-cell table:formula="of:=SUM([.C20:.S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7"/>
          <table:table-cell table:formula="of:=SUM([.C21:.S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7"/>
          <table:table-cell table:formula="of:=SUM([.C22:.S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3:.S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4:.S24])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formula="of:=SUM([.C25:.S25])"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6:.S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7"/>
          <table:table-cell table:formula="of:=SUM([.C27:.S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7"/>
          <table:table-cell table:formula="of:=SUM([.C28:.S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9:.S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0:.S30])"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31:.S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2:.S32])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7"/>
          <table:table-cell table:formula="of:=SUM([.C33:.S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DB__1" table:target-range-address="Sheet1.T2:Sheet1.T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00-00-00</text:date>, <text:time style:data-style-name="N2" text:time-value="22:35:08.685159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4-19T22:37:37.606841267</dc:date>
    <meta:editing-duration>PT53M55S</meta:editing-duration>
    <meta:editing-cycles>49</meta:editing-cycles>
    <meta:generator>LibreOffice/4.2.8.2$Linux_X86_64 LibreOffice_project/420m0$Build-2</meta:generator>
    <meta:document-statistic meta:table-count="1" meta:cell-count="232" meta:object-count="0"/>
  </office:meta>
</office:document-meta>
</file>